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ucida Console', 'Courier New', monospace"/>
    <style:font-face style:name="Gotham" svg:font-family="Gotham, 'Helvetica Neue', Helvetica, arial, 'sans serif'"/>
    <style:font-face style:name="Helvetica" svg:font-family="Helvetica, Arial"/>
    <style:font-face style:name="Merriweather" svg:font-family="Merriweather, Georgia, serif"/>
    <style:font-face style:name="OpenSymbol" svg:font-family="OpenSymbol"/>
    <style:font-face style:name="Raleway" svg:font-family="Raleway"/>
    <style:font-face style:name="Roboto Slab" svg:font-family="'Roboto Slab'"/>
    <style:font-face style:name="Roboto1" svg:font-family="Roboto, 'Source Sans Pro', Helvetica, Arial, sans-serif"/>
    <style:font-face style:name="Roboto" svg:font-family="Roboto, arial, sans-serif"/>
    <style:font-face style:name="Roboto2" svg:font-family="Roboto, sans-serif"/>
    <style:font-face style:name="Tahoma1" svg:font-family="Tahoma"/>
    <style:font-face style:name="Work Sans" svg:font-family="'Work Sans'"/>
    <style:font-face style:name="apple-system" svg:font-family="apple-system, BlinkMacSystemFont, 'Segoe UI', Roboto, 'Noto Sans', Oxygen, Ubuntu, 'Droid Sans', 'Helvetica Neue', sans-serif"/>
    <style:font-face style:name="arial" svg:font-family="arial, sans-serif"/>
    <style:font-face style:name="calibri" svg:font-family="calibri"/>
    <style:font-face style:name="effra" svg:font-family="effra, Avenir,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545454" style:font-name="Roboto" fo:font-size="12pt" fo:letter-spacing="normal" fo:font-style="normal" fo:font-weight="normal"/>
    </style:style>
    <style:style style:name="P3" style:family="paragraph" style:parent-style-name="Standard">
      <style:paragraph-properties fo:margin-left="0in" fo:margin-right="0in" fo:orphans="2" fo:widows="2" fo:text-indent="0in" style:auto-text-indent="false"/>
      <style:text-properties fo:font-variant="normal" fo:text-transform="none" fo:color="#000000" style:font-name="calibri" fo:font-size="13.5pt" fo:letter-spacing="0.0102in" fo:font-style="normal" fo:font-weight="normal"/>
    </style:style>
    <style:style style:name="P4" style:family="paragraph" style:parent-style-name="Standard">
      <style:paragraph-properties fo:margin-left="0in" fo:margin-right="0in" fo:orphans="2" fo:widows="2" fo:text-indent="0in" style:auto-text-indent="false"/>
      <style:text-properties fo:font-variant="normal" fo:text-transform="none" fo:color="#000000" style:font-name="calibri" fo:font-size="13.5pt" fo:letter-spacing="0.0102in" fo:font-style="normal" style:text-underline-style="none" fo:font-weight="normal"/>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Work Sans" fo:font-size="12.75pt" fo:letter-spacing="normal" fo:font-style="normal" fo:font-weight="normal"/>
    </style:style>
    <style:style style:name="P6" style:family="paragraph" style:parent-style-name="Standard">
      <style:paragraph-properties fo:margin-left="0in" fo:margin-right="0in" fo:orphans="2" fo:widows="2" fo:text-indent="0in" style:auto-text-indent="false"/>
    </style:style>
    <style:style style:name="P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Roboto" fo:font-size="12pt" fo:letter-spacing="normal" fo:font-style="normal" fo:font-weight="bold"/>
    </style:style>
    <style:style style:name="P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Work Sans" fo:font-size="12.75pt" fo:letter-spacing="normal" fo:font-style="normal" fo:font-weight="normal"/>
    </style:style>
    <style:style style:name="P9" style:family="paragraph" style:parent-style-name="Text_20_body">
      <style:paragraph-properties fo:margin-left="0in" fo:margin-right="0in" fo:text-align="start" style:justify-single-word="false" fo:orphans="2" fo:widows="2" fo:text-indent="0in" style:auto-text-indent="false"/>
    </style:style>
    <style:style style:name="P10"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000000" style:font-name="Work Sans" fo:font-size="12.75pt" fo:letter-spacing="normal" fo:font-style="normal" fo:font-weight="normal"/>
    </style:style>
    <style:style style:name="P11" style:family="paragraph" style:parent-style-name="Text_20_body">
      <style:paragraph-properties fo:margin-left="0in" fo:margin-right="0in" fo:margin-top="0in" fo:margin-bottom="0in" fo:orphans="2" fo:widows="2" fo:text-indent="0in" style:auto-text-indent="false" fo:padding="0in" fo:border="none"/>
    </style:style>
    <style:style style:name="P12" style:family="paragraph" style:parent-style-name="Text_20_body">
      <style:paragraph-properties fo:margin-left="0in" fo:margin-right="0in" fo:margin-top="0in" fo:margin-bottom="0in" fo:orphans="2" fo:widows="2" fo:text-indent="0in" style:auto-text-indent="false" fo:padding="0in" fo:border="none"/>
      <style:text-properties style:font-name="Work Sans" fo:font-size="12.75pt"/>
    </style:style>
    <style:style style:name="P13" style:family="paragraph" style:parent-style-name="Text_20_body">
      <style:paragraph-properties fo:margin-left="0in" fo:margin-right="0in" fo:margin-top="0in" fo:margin-bottom="0in" fo:orphans="2" fo:widows="2" fo:text-indent="0in" style:auto-text-indent="false"/>
    </style:style>
    <style:style style:name="P14" style:family="paragraph" style:parent-style-name="Text_20_body">
      <style:paragraph-properties fo:margin-left="0in" fo:margin-right="0in" fo:margin-top="0in" fo:margin-bottom="0in" fo:orphans="2" fo:widows="2" fo:text-indent="0in" style:auto-text-indent="false"/>
      <style:text-properties fo:font-variant="normal" fo:text-transform="none" style:font-name="apple-system" fo:font-size="12.75pt" fo:letter-spacing="normal" fo:font-style="normal" fo:font-weight="normal"/>
    </style:style>
    <style:style style:name="P15" style:family="paragraph" style:parent-style-name="Text_20_body">
      <style:paragraph-properties fo:margin-left="0in" fo:margin-right="0in" fo:margin-top="0in" fo:margin-bottom="0in" fo:text-align="start" style:justify-single-word="false" fo:orphans="2" fo:widows="2" fo:text-indent="0in" style:auto-text-indent="false"/>
      <style:text-properties fo:font-variant="normal" fo:text-transform="none" fo:color="#545454" style:font-name="Roboto" fo:font-size="12pt" fo:letter-spacing="normal" fo:font-style="normal" fo:font-weight="normal"/>
    </style:style>
    <style:style style:name="P16" style:family="paragraph" style:parent-style-name="Heading_20_2">
      <style:paragraph-properties fo:margin-left="0in" fo:margin-right="0in" fo:margin-top="0in" fo:margin-bottom="0in" fo:orphans="2" fo:widows="2" fo:text-indent="0in" style:auto-text-indent="false"/>
      <style:text-properties fo:font-variant="normal" fo:text-transform="none" fo:color="#444444" style:font-name="Raleway" fo:font-size="12pt" fo:letter-spacing="normal" fo:font-style="normal" fo:font-weight="bold"/>
    </style:style>
    <style:style style:name="P17" style:family="paragraph" style:parent-style-name="Heading_20_2">
      <style:paragraph-properties fo:margin-left="0in" fo:margin-right="0in" fo:margin-top="0in" fo:margin-bottom="0.2083in" style:line-height-at-least="0.25in" fo:orphans="2" fo:widows="2" fo:text-indent="0in" style:auto-text-indent="false" fo:padding="0in" fo:border="none"/>
    </style:style>
    <style:style style:name="P18" style:family="paragraph" style:parent-style-name="Standard">
      <style:text-properties fo:font-size="13pt" fo:font-weight="bold" style:font-size-asian="13pt" style:font-weight-asian="bold" style:font-size-complex="13pt" style:font-weight-complex="bold"/>
    </style:style>
    <style:style style:name="P19" style:family="paragraph" style:parent-style-name="Standard">
      <style:text-properties fo:font-weight="normal" style:font-weight-asian="normal" style:font-weight-complex="normal"/>
    </style:style>
    <style:style style:name="P20" style:family="paragraph" style:parent-style-name="Standard">
      <style:text-properties fo:font-size="16pt" style:font-size-asian="16pt" style:font-size-complex="16pt"/>
    </style:style>
    <style:style style:name="P21"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545454" style:font-name="Roboto" fo:font-size="12pt" fo:letter-spacing="normal" fo:font-style="normal" fo:font-weight="normal"/>
    </style:style>
    <style:style style:name="P22"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444444" style:font-name="Roboto1" fo:font-size="12pt" fo:letter-spacing="normal" fo:font-style="normal" fo:font-weight="normal"/>
    </style:style>
    <style:style style:name="P23" style:family="paragraph" style:parent-style-name="Text_20_body" style:list-style-name="L2">
      <style:paragraph-properties fo:margin-left="0in" fo:margin-right="0in" fo:margin-top="0in" fo:margin-bottom="0in" fo:line-height="160%" fo:orphans="2" fo:widows="2" fo:text-indent="0in" style:auto-text-indent="false" fo:padding="0in" fo:border="none"/>
      <style:text-properties fo:font-variant="normal" fo:text-transform="none" fo:color="#000000" style:font-name="Work Sans" fo:font-size="12.75pt" fo:letter-spacing="normal" fo:font-style="normal" fo:font-weight="normal"/>
    </style:style>
    <style:style style:name="P24" style:family="paragraph" style:parent-style-name="Text_20_body" style:list-style-name="L2">
      <style:paragraph-properties fo:margin-left="0in" fo:margin-right="0in" fo:margin-top="0in" fo:margin-bottom="0in" fo:line-height="160%" fo:orphans="2" fo:widows="2" fo:text-indent="0in" style:auto-text-indent="false" fo:padding="0in" fo:border="none"/>
      <style:text-properties fo:font-variant="normal" fo:text-transform="none" fo:color="#000000" style:font-name="Work Sans" fo:letter-spacing="normal" fo:font-style="normal" fo:font-weight="normal"/>
    </style:style>
    <style:style style:name="P25" style:family="paragraph" style:parent-style-name="Text_20_body" style:list-style-name="L3">
      <style:paragraph-properties fo:margin-left="0in" fo:margin-right="0in" fo:margin-top="0in" fo:margin-bottom="0in" fo:text-indent="0in" style:auto-text-indent="false" fo:padding="0in" fo:border="none"/>
      <style:text-properties style:font-name="Consolas" fo:font-size="9pt" fo:background-color="#eeeeee"/>
    </style:style>
    <style:style style:name="P26" style:family="paragraph" style:parent-style-name="Text_20_body" style:list-style-name="L4">
      <style:paragraph-properties fo:margin-top="0in" fo:margin-bottom="0in" fo:padding="0in" fo:border="none"/>
      <style:text-properties style:font-name="Consolas" fo:font-size="9pt" fo:background-color="#eeeeee"/>
    </style:style>
    <style:style style:name="P27" style:family="paragraph" style:parent-style-name="Text_20_body" style:list-style-name="L4">
      <style:paragraph-properties fo:margin-top="0in" fo:margin-bottom="0in" fo:padding="0in" fo:border="none"/>
      <style:text-properties fo:font-variant="normal" fo:text-transform="none" fo:color="#595859" style:font-name="Merriweather" fo:font-size="11.25pt" fo:letter-spacing="normal" fo:font-style="normal" fo:font-weight="normal" fo:background-color="#eeeeee"/>
    </style:style>
    <style:style style:name="P28" style:family="paragraph" style:parent-style-name="Text_20_body" style:list-style-name="L4">
      <style:paragraph-properties fo:margin-top="0in" fo:margin-bottom="0in" fo:padding="0in" fo:border="none"/>
      <style:text-properties fo:font-variant="normal" fo:text-transform="none" fo:color="#444444" style:font-name="Raleway" fo:font-size="12pt" fo:letter-spacing="normal" fo:font-style="normal" fo:font-weight="bold"/>
    </style:style>
    <style:style style:name="T1" style:family="text">
      <style:text-properties fo:font-variant="normal" fo:text-transform="none" fo:color="#6a6a6a" style:font-name="Roboto" fo:font-size="12pt" fo:letter-spacing="normal" fo:font-style="normal" fo:font-weight="bold"/>
    </style:style>
    <style:style style:name="T2" style:family="text">
      <style:text-properties fo:font-variant="normal" fo:text-transform="none" fo:color="#545454" style:font-name="Roboto" fo:font-size="12pt" fo:letter-spacing="normal" fo:font-style="normal" fo:font-weight="normal"/>
    </style:style>
    <style:style style:name="T3" style:family="text">
      <style:text-properties fo:font-variant="normal" fo:text-transform="none" fo:color="#000000" style:font-name="calibri" fo:font-size="13.5pt" fo:letter-spacing="0.0102in" fo:font-style="normal" fo:font-weight="bold"/>
    </style:style>
    <style:style style:name="T4" style:family="text">
      <style:text-properties fo:font-variant="normal" fo:text-transform="none" fo:color="#000000" style:font-name="Gotham" fo:font-size="10.5pt" fo:letter-spacing="normal" fo:font-style="normal" fo:font-weight="normal"/>
    </style:style>
    <style:style style:name="T5" style:family="text">
      <style:text-properties fo:font-variant="normal" fo:text-transform="none" fo:color="#000000" style:font-name="Gotham" fo:font-size="10pt" fo:letter-spacing="normal" fo:font-style="normal" fo:font-weight="normal"/>
    </style:style>
    <style:style style:name="T6" style:family="text">
      <style:text-properties fo:font-variant="normal" fo:text-transform="none" fo:color="#000000" style:font-name="Work Sans" fo:font-size="12.75pt" fo:letter-spacing="normal" fo:font-style="normal" fo:font-weight="normal"/>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3d414a" style:font-name="effra" fo:font-size="15pt" fo:letter-spacing="normal" fo:font-style="normal" fo:font-weight="normal"/>
    </style:style>
    <style:style style:name="T9" style:family="text">
      <style:text-properties fo:font-variant="normal" fo:text-transform="none" fo:color="#333333" style:font-name="Roboto2" fo:font-size="12.75pt" fo:letter-spacing="normal" fo:font-style="normal" fo:font-weight="normal"/>
    </style:style>
    <style:style style:name="T10" style:family="text">
      <style:text-properties fo:font-variant="normal" fo:text-transform="none" fo:color="#333333" style:font-name="Helvetica" fo:font-size="9.75pt" fo:letter-spacing="normal" fo:font-style="normal" fo:font-weight="normal"/>
    </style:style>
    <style:style style:name="T11" style:family="text">
      <style:text-properties fo:font-variant="normal" fo:text-transform="none" fo:color="#333333" style:font-name="Helvetica" fo:font-size="9.75pt" fo:letter-spacing="normal" fo:font-style="normal" fo:font-weight="bold"/>
    </style:style>
    <style:style style:name="T12" style:family="text">
      <style:text-properties fo:font-variant="normal" fo:text-transform="none" fo:color="#333333" fo:letter-spacing="normal"/>
    </style:style>
    <style:style style:name="T13" style:family="text">
      <style:text-properties fo:font-variant="normal" fo:text-transform="none" fo:color="#660099" style:text-line-through-style="none" style:font-name="Roboto" fo:font-size="13.5pt" fo:letter-spacing="normal" fo:font-style="normal" style:text-underline-style="none" fo:font-weight="normal" style:text-blinking="false" style:font-weight-asian="normal" style:font-weight-complex="normal"/>
    </style:style>
    <style:style style:name="T14" style:family="text">
      <style:text-properties fo:font-variant="normal" fo:text-transform="none" fo:color="#660099" style:text-line-through-style="none" style:font-name="Roboto" fo:font-size="13.5pt" fo:letter-spacing="normal" fo:font-style="italic" style:text-underline-style="none" fo:font-weight="bold" style:text-blinking="false" style:font-weight-asian="normal" style:font-weight-complex="normal"/>
    </style:style>
    <style:style style:name="T15" style:family="text">
      <style:text-properties fo:font-variant="normal" fo:text-transform="none" fo:color="#444444" style:font-name="Roboto1" fo:font-size="12pt" fo:letter-spacing="normal" fo:font-style="normal" fo:font-weight="normal"/>
    </style:style>
    <style:style style:name="T16" style:family="text">
      <style:text-properties fo:font-variant="normal" fo:text-transform="none" fo:color="#444444" style:font-name="Raleway" fo:font-size="12pt" fo:letter-spacing="normal" fo:font-style="normal" fo:font-weight="bold"/>
    </style:style>
    <style:style style:name="T17" style:family="text">
      <style:text-properties fo:font-variant="normal" fo:text-transform="none" fo:color="#595859" style:font-name="Merriweather" fo:font-size="11.25pt" fo:letter-spacing="normal" fo:font-style="italic" fo:font-weight="normal"/>
    </style:style>
    <style:style style:name="T18" style:family="text">
      <style:text-properties fo:font-variant="normal" fo:text-transform="none" fo:color="#595859" style:font-name="Merriweather" fo:font-size="11.25pt" fo:letter-spacing="normal" fo:font-style="normal" fo:font-weight="bold"/>
    </style:style>
    <style:style style:name="T19" style:family="text">
      <style:text-properties fo:font-variant="normal" fo:text-transform="none" fo:color="#222222" style:font-name="Roboto Slab" fo:font-size="18pt" fo:letter-spacing="normal" fo:font-style="normal" fo:font-weight="normal"/>
    </style:style>
    <style:style style:name="T20" style:family="text">
      <style:text-properties fo:font-variant="normal" fo:text-transform="none" fo:color="#222222" style:font-name="arial" fo:font-size="9pt" fo:letter-spacing="normal" fo:font-style="normal" fo:font-weight="normal"/>
    </style:style>
    <style:style style:name="T21" style:family="text">
      <style:text-properties fo:font-variant="normal" fo:text-transform="none" fo:color="#222222" style:font-name="arial" fo:letter-spacing="normal" fo:font-style="normal" fo:font-weight="normal"/>
    </style:style>
    <style:style style:name="T22" style:family="text">
      <style:text-properties fo:font-variant="normal" fo:text-transform="none" fo:color="#222222" fo:letter-spacing="normal"/>
    </style:style>
    <style:style style:name="T23" style:family="text">
      <style:text-properties fo:color="#6a6a6a" style:font-name="Roboto" fo:font-style="normal" fo:font-weight="bold"/>
    </style:style>
    <style:style style:name="T24" style:family="text">
      <style:text-properties fo:color="#545454" style:font-name="Roboto" fo:font-style="normal" fo:font-weight="bold"/>
    </style:style>
    <style:style style:name="T25" style:family="text">
      <style:text-properties fo:color="#000000" style:font-name="Gotham" fo:font-size="10.5pt"/>
    </style:style>
    <style:style style:name="T26" style:family="text">
      <style:text-properties fo:font-size="12.75pt"/>
    </style:style>
    <style:style style:name="T27" style:family="text">
      <style:text-properties fo:font-size="12.75pt" fo:font-weight="bold"/>
    </style:style>
    <style:style style:name="T28" style:family="text">
      <style:text-properties fo:font-weight="bold"/>
    </style:style>
    <style:style style:name="T29" style:family="text">
      <style:text-properties fo:color="#c80000"/>
    </style:style>
    <style:style style:name="T30" style:family="text">
      <style:text-properties fo:color="#c80000" style:font-name="Consolas" fo:font-size="9pt" fo:background-color="#eeeeee"/>
    </style:style>
    <style:style style:name="T31" style:family="text">
      <style:text-properties style:font-name="Consolas" fo:font-size="9pt" fo:background-color="#eeeeee"/>
    </style:style>
    <style:style style:name="T32" style:family="text">
      <style:text-properties fo:font-weight="normal" style:font-weight-asian="normal" style:font-weight-complex="normal"/>
    </style:style>
    <style:style style:name="T33" style:family="text">
      <style:text-properties fo:font-size="13pt" fo:font-weight="bold" style:font-size-asian="13pt" style:font-weight-asian="bold" style:font-size-complex="13pt" style:font-weight-complex="bold"/>
    </style:style>
    <style:style style:name="T34" style:family="text">
      <style:text-properties fo:font-size="13pt" fo:font-weight="normal" style:font-size-asian="13pt" style:font-weight-asian="normal" style:font-size-complex="13pt" style:font-weight-complex="normal"/>
    </style:style>
    <style:style style:name="T35" style:family="text">
      <style:text-properties fo:color="#444444" style:font-name="Roboto1" fo:font-size="12pt"/>
    </style:style>
    <style:style style:name="T36" style:family="text">
      <style:text-properties fo:color="#595859" style:font-name="Merriweather" fo:font-size="11.25pt" fo:font-style="italic"/>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Strong_20_Emphasis"><text:span text:style-name="T3">Lila,</text:span></text:span><text:a xlink:type="simple" xlink:href="mailto:lilapizzanpasta@gmail.com" text:style-name="Internet_20_link" text:visited-style-name="Visited_20_Internet_20_Link"><text:span text:style-name="Strong_20_Emphasis">lilapizzanpasta@gmail.com</text:span></text:a><text:span text:style-name="Strong_20_Emphasis"><text:span text:style-name="T3">, jredward13</text:span></text:span></text:p>
      <text:p text:style-name="P6"><text:span text:style-name="Strong_20_Emphasis"><text:span text:style-name="T3"/></text:span></text:p>
      <text:p text:style-name="P6"><text:span text:style-name="Strong_20_Emphasis"><text:span text:style-name="T3">Sesame Seed Chutney</text:span></text:span></text:p>
      <text:p text:style-name="P3">Ingredients for chutney:</text:p>
      <text:p text:style-name="P3">1 cup white sesame seeds, lightly rosted.</text:p>
      <text:p text:style-name="P3">1 cup chopped fresh cilantro (Dhaniya).</text:p>
      <text:p text:style-name="P3">1 tablespoon fresh ginger, chopped.</text:p>
      <text:p text:style-name="P3">2 tablespoons shredded coconut.</text:p>
      <text:p text:style-name="P3">1 tablespoon green chili, chopped.</text:p>
      <text:p text:style-name="Standard">1/3 cup curry leaves.</text:p>
      <text:p text:style-name="P3">1/2 cup fresh curd.</text:p>
      <text:p text:style-name="P3">1/4 cup water.</text:p>
      <text:p text:style-name="P4">Salt to taste.</text:p>
      <text:p text:style-name="P3"/>
      <text:p text:style-name="Standard">For Tempering (Tadka)</text:p>
      <text:p text:style-name="Standard">2 tablespoons oil.</text:p>
      <text:p text:style-name="Standard">1 teaspoon mustard seeds.</text:p>
      <text:p text:style-name="Standard">1 teaspoon cumin seeds.</text:p>
      <text:p text:style-name="Standard">1/2 tablespoon garlic, finely chopped.</text:p>
      <text:p text:style-name="Standard">1 dried red chilli, broken.</text:p>
      <text:p text:style-name="Standard">a few curry leaves.</text:p>
      <text:p text:style-name="Standard"/>
      <text:p text:style-name="Standard">DIRECTIONS</text:p>
      <text:p text:style-name="Standard"/>
      <text:p text:style-name="Standard">Blend the ingredients for chutney with a little water, as required.</text:p>
      <text:p text:style-name="Standard"/>
      <text:p text:style-name="Standard">Start the tempering by the heating oil.</text:p>
      <text:p text:style-name="Standard">Then add the mustard seeds, cumin seeds, garlic, red chilli and curry leaves.</text:p>
      <text:p text:style-name="Standard">Allow the tempering to sputter.</text:p>
      <text:p text:style-name="Standard">Finally, pour the tempering over the sesame chutney and serve It!</text:p>
      <text:p text:style-name="Standard"/>
      <text:p text:style-name="Standard">Sesame chutney Dip</text:p>
      <text:p text:style-name="Standard">Ingredients:</text:p>
      <text:p text:style-name="Standard">1/2 cup untempered sesame chutney.</text:p>
      <text:p text:style-name="Standard">1/4 cup water.</text:p>
      <text:p text:style-name="Standard">1/3 cup fresh curd.</text:p>
      <text:p text:style-name="Standard">1/3 cup sour cream</text:p>
      <text:p text:style-name="Standard">1 tablespoon olive oil.</text:p>
      <text:p text:style-name="Standard">1 tablespoon fried, finely chopped garlic.</text:p>
      <text:p text:style-name="Standard">Salt to taste.</text:p>
      <text:p text:style-name="Standard"/>
      <text:p text:style-name="Standard">DIRECTIONS</text:p>
      <text:p text:style-name="Standard"/>
      <text:p text:style-name="Standard">Add water, curd, sour cream and salt to the sesame chutney, and give it a quick pulse in a blender to mix well. Transfer to a bowl and mix in the garlic. Pour the olive oil over the chutney. The dip is now reddy for nachos, pasta or as a spread on a sandwich or burger, or even as a salad dressing.</text:p>
      <text:p text:style-name="Standard"/>
      <text:p text:style-name="Standard">Fresh coconut chutney.</text:p>
      <text:p text:style-name="Standard"/>
      <text:p text:style-name="Standard">Ingredients:</text:p>
      <text:p text:style-name="Standard"><text:soft-page-break/>1/2 cup chopped mint.</text:p>
      <text:p text:style-name="Standard">1/2 cup chopped fresh cilantro (Dhaniya).</text:p>
      <text:p text:style-name="Standard"/>
      <text:p text:style-name="Standard">1 tablespoon fresh ginger, chopped.</text:p>
      <text:p text:style-name="Standard">1 tablespoon garlic, chopped.</text:p>
      <text:p text:style-name="Standard">1 tablespoon green chili, chopped.</text:p>
      <text:p text:style-name="Standard">1 cup shredded coconut.</text:p>
      <text:p text:style-name="Standard">1/3 cup fresh curd.</text:p>
      <text:p text:style-name="Standard">1/4 cup water.</text:p>
      <text:p text:style-name="Standard">Salt to taste.</text:p>
      <text:p text:style-name="Standard"/>
      <text:p text:style-name="Standard">For Tempering (Tadka)</text:p>
      <text:p text:style-name="Standard">2 tablespoon oil.</text:p>
      <text:p text:style-name="Standard">1 teaspoon mustard seeds.</text:p>
      <text:p text:style-name="Standard">1 teaspoon urad dal.</text:p>
      <text:p text:style-name="Standard">pinch of hing / asafoetida.</text:p>
      <text:p text:style-name="Standard">1 dried red chilli, broken.</text:p>
      <text:p text:style-name="Standard">a few curry leaves.</text:p>
      <text:p text:style-name="Standard">DIRECTIONS</text:p>
      <text:p text:style-name="Standard"/>
      <text:p text:style-name="Standard">Blend all the ingredients for the chutney with a little water as required.</text:p>
      <text:p text:style-name="Standard"><text:s/>Start the tempering by the heating oil.</text:p>
      <text:p text:style-name="Standard">Then add the mustard seeds, <text:s/>urad dal, cumin seeds, garlic, red chilli and curry leaves.</text:p>
      <text:p text:style-name="Standard">Allow the tempering to sputter.</text:p>
      <text:p text:style-name="Standard">Finally, pour the tempering over the sesame chutney and serve It!</text:p>
      <text:p text:style-name="Standard"/>
      <text:p text:style-name="Standard">Coconut chutney Dip </text:p>
      <text:p text:style-name="Standard">1 cup cup untempered coconut chutney</text:p>
      <text:p text:style-name="Standard">1/3 cup fresh curd.</text:p>
      <text:p text:style-name="Standard">1/4 cup sour cream</text:p>
      <text:p text:style-name="Standard">1/3 cup <text:span text:style-name="T6">cream cheese</text:span> </text:p>
      <text:p text:style-name="Standard">1 <text:s/>tablespoonolive oil.</text:p>
      <text:p text:style-name="P4">Salt to taste.</text:p>
      <text:p text:style-name="Standard"/>
      <text:p text:style-name="Standard">DIRECTIONS</text:p>
      <text:p text:style-name="Standard"/>
      <text:p text:style-name="Standard">Add water, curd, sour cream, <text:span text:style-name="T6">cream cheese</text:span> <text:s/>and salt into the Coconut chutney and give it a quick pulse in a blender to mix well. <text:s/>Pour the olive oil over the chutney. The dip is reddy for nachos, pasta or as a spread on a sandwich or burger, or even as a salad dressing.</text:p>
      <text:p text:style-name="Standard"/>
      <text:p text:style-name="Standard">Peanut chutney recipe.</text:p>
      <text:p text:style-name="Standard">Ingredients</text:p>
      <text:p text:style-name="Standard">1 cup dry roasted peanuts without skin. </text:p>
      <text:p text:style-name="Standard">3 green chillis, chopped.</text:p>
      <text:p text:style-name="Standard">1 tablespoon garlic, chopped.</text:p>
      <text:p text:style-name="Standard">1 cup chopped fresh cilantro (Dhaniya).</text:p>
      <text:p text:style-name="Standard">1/3 cup curry leaves.</text:p>
      <text:p text:style-name="Standard">1/2 cup fresh curd. </text:p>
      <text:p text:style-name="Standard">1/4 cup water.</text:p>
      <text:p text:style-name="P4">Salt to taste.</text:p>
      <text:p text:style-name="Standard">For Tempering (Tadka)</text:p>
      <text:p text:style-name="Standard">2 tablespoon oil.</text:p>
      <text:p text:style-name="Standard"><text:soft-page-break/>1 teaspoon mustard seeds</text:p>
      <text:p text:style-name="Standard">1 teaspoon cumin seeds.</text:p>
      <text:p text:style-name="Standard">1 dried red chilli, broken.</text:p>
      <text:p text:style-name="Standard">1 teaspoon finely chopped garlic.</text:p>
      <text:p text:style-name="Standard">A few curry leaves.</text:p>
      <text:p text:style-name="Standard">DIRECTIONS</text:p>
      <text:p text:style-name="Standard"/>
      <text:p text:style-name="Standard">Blend all the ingredients for the chutney with a little water as required, to a fine paste. Finish with</text:p>
      <text:p text:style-name="Standard">tempering.</text:p>
      <text:p text:style-name="Standard"/>
      <text:p text:style-name="Standard">For Tempering (Tadka) now prepare the tempering by heating <text:s/>oil.</text:p>
      <text:p text:style-name="Standard">Also add in <text:s/>mustard seeds, cumin seeda, <text:s/>finelly chopped garlic, dried red chilli and few curry leaves.</text:p>
      <text:p text:style-name="Standard">Allow the tempering to sputter.</text:p>
      <text:p text:style-name="Standard">Finally, pour the tempering over peanut chutney. It is reddy to serve!</text:p>
      <text:p text:style-name="Standard"/>
      <text:p text:style-name="Standard">Dry Peanut chutney recipe.</text:p>
      <text:p text:style-name="Standard">Ingredients :</text:p>
      <text:p text:style-name="Standard">1 cup dry roasted peanuts without skin.</text:p>
      <text:p text:style-name="Standard">1/4 cup curry leaves.</text:p>
      <text:p text:style-name="Standard">1tablespoons cumin seeds.</text:p>
      <text:p text:style-name="Standard">1/2 tablespoons red chilli powder hot.</text:p>
      <text:p text:style-name="Standard">1/4 teaspoon turmeric powder.</text:p>
      <text:p text:style-name="Standard">1/3 cup chopped garlic </text:p>
      <text:p text:style-name="P4">Salt to taste.</text:p>
      <text:p text:style-name="Standard"/>
      <text:p text:style-name="Standard">DIRECTIONS</text:p>
      <text:p text:style-name="Standard">Blend <text:s/>the garlic, cumin seeds and curry leaves first, and then add the peanuts, salt, turmeric and chilli powder. S<text:span text:style-name="T4">tirr it then b</text:span>lend a. It is important not to over blend it. So use short pulses. Leave it curse. </text:p>
      <text:p text:style-name="Standard">Place it in airtight container and store in refrigerator for instant anytime use.Enjoy with Roti, Puri or sandwich. </text:p>
      <text:p text:style-name="Standard"/>
      <text:p text:style-name="Standard"><text:s/>Peanut Dip </text:p>
      <text:p text:style-name="Standard">Ingredients </text:p>
      <text:p text:style-name="Standard">1/2 cup Dry Peanut chutney.</text:p>
      <text:p text:style-name="Standard">1/4 cup water.</text:p>
      <text:p text:style-name="Standard">1/3 cup fresh curd.</text:p>
      <text:p text:style-name="Standard">1/3 cup sour cream</text:p>
      <text:p text:style-name="Standard">1/3 cup shredded sharp cheddar cheese</text:p>
      <text:p text:style-name="P4">Salt to taste.</text:p>
      <text:p text:style-name="Standard"/>
      <text:p text:style-name="Standard">DIRECTIONS</text:p>
      <text:p text:style-name="Standard"/>
      <text:p text:style-name="Standard">Add <text:s/>cup water and cup curd, shredded sharp cheddar cheese, sour cream and salt in <text:s/>and <text:s/>give quick pulse in blender. Than add Dry Peanut chutney and <text:s/>give quick pulse in blender to mix well. The dip is reddy for nachos, pasta or as a spread on a sandwich or burger, or even as a salad dressing.</text:p>
      <text:p text:style-name="Standard"/>
      <text:p text:style-name="Standard"/>
      <text:p text:style-name="Standard">Red chilli Garlic Chutney</text:p>
      <text:p text:style-name="Standard">Ingredients </text:p>
      <text:p text:style-name="Standard"><text:soft-page-break/>1/2 cup hot red chilli powder, dry.</text:p>
      <text:p text:style-name="Standard">1/3 cup chopped garlic.</text:p>
      <text:p text:style-name="Standard">1/2 cup water.</text:p>
      <text:p text:style-name="Standard">1/2 tablespoon <text:s/>chopped fresh cilantro (Dhaniya).</text:p>
      <text:p text:style-name="P4">Salt to taste.</text:p>
      <text:p text:style-name="Standard">DIRECTIONS</text:p>
      <text:p text:style-name="Standard">Blend <text:s/>garlic, red chilli powder, water and salt into a coarse paste. Pour into a dish, add chopped fresh cilantro and <text:span text:style-name="T4">stirr</text:span>. Serve with samosa, kachuri, pakora, Dosa, or any kind of fried food!</text:p>
      <text:p text:style-name="Standard"/>
      <text:p text:style-name="Standard">Red chilli Garlic Chutney Dip</text:p>
      <text:p text:style-name="Standard">Ingredients</text:p>
      <text:p text:style-name="Standard">1/2 cup red chilli garlic chutney</text:p>
      <text:p text:style-name="Standard">1/4 cup water.</text:p>
      <text:p text:style-name="Standard">1/4 cup fresh curd (plain yogurt).</text:p>
      <text:p text:style-name="Standard">1/4 cup shredded mixed <text:s/>cheddar and mozzarella cheese.</text:p>
      <text:p text:style-name="Standard">1/3 cup <text:span text:style-name="T6">cream cheese</text:span> </text:p>
      <text:p text:style-name="P4">Salt to taste.</text:p>
      <text:p text:style-name="Standard">DIRECTIONS</text:p>
      <text:p text:style-name="Standard"/>
      <text:p text:style-name="Standard">Add water, curd, shredded <text:s/>cheese, <text:span text:style-name="T6">cream cheese</text:span> <text:s/>and salt to the red chilli Garlic chutney. <text:s/>Give it a quick pulse in blender to mix well. The hot dip is reddy for Nachos, Pasta or spread on sandwich, burger etc.</text:p>
      <text:p text:style-name="Standard"/>
      <text:p text:style-name="Standard">Red Chilli Garlic Ghee Chutny </text:p>
      <text:p text:style-name="Standard">Ingredients </text:p>
      <text:p text:style-name="Standard">1/2 cup hot red chilli powder, dry.</text:p>
      <text:p text:style-name="Standard">1/3 cup chopped garlic.</text:p>
      <text:p text:style-name="Standard">1/4 cup curry leaves.</text:p>
      <text:p text:style-name="Standard">1 <text:s/>tablespoon <text:s/>ginger chopped.</text:p>
      <text:p text:style-name="Standard">2 teaspoon cumin seeds.</text:p>
      <text:p text:style-name="Standard">1 cup cow ghee (<text:span text:style-name="T2">clarified butter</text:span>).</text:p>
      <text:p text:style-name="P4">salt to taste.</text:p>
      <text:p text:style-name="P4"/>
      <text:p text:style-name="Standard">DIRECTIONS</text:p>
      <text:p text:style-name="Standard">Blend all the ingredients in to a coarse paste. Do not add any water. Transfer to a bowl. <text:s/>heat <text:s/>the ghee in heady pan. Turn off the stove once the ghee has melted. Add the chilli garlic paste to the ghee and stirr well. Be sure <text:s/>not to burn the chilli garlic paste.</text:p>
      <text:p text:style-name="Standard">Ghee chutny is ready to serve. Enjoy with Prata or Puri! </text:p>
      <text:p text:style-name="Standard">Note:</text:p>
      <text:p text:style-name="Standard">Place it in airtight container and store in the refrigerator for instant use <text:s/>anytime.</text:p>
      <text:p text:style-name="Standard">Heat before serving.</text:p>
      <text:p text:style-name="Standard"/>
      <text:p text:style-name="Standard">Fire Roasted Tomatoe Chutny</text:p>
      <text:p text:style-name="Standard">Ingredients</text:p>
      <text:p text:style-name="Standard">2 <text:s/>whole Tomatoes</text:p>
      <text:p text:style-name="Standard">1 teaspoon <text:s/>chopped fresh cilantro (Dhaniya).</text:p>
      <text:p text:style-name="Standard">1/2 teaspoon chopped green chilli.</text:p>
      <text:p text:style-name="P4">Salt to taste.</text:p>
      <text:p text:style-name="Standard">DIRECTIONS</text:p>
      <text:p text:style-name="Standard">Roast the whole tomatoes directly on the gas burner. Let them cool and then peel off the skin. Mash the tomatoes. Add salt, green chilli and chopped fresh cilantro.</text:p>
      <text:p text:style-name="Standard"><text:soft-page-break/>Enjoy!</text:p>
      <text:p text:style-name="Standard">Green Mango Chutney </text:p>
      <text:p text:style-name="Standard">Tangy green mango chutney</text:p>
      <text:p text:style-name="Standard">Ingredients</text:p>
      <text:p text:style-name="Standard">1/2 medium size peeled green mango.</text:p>
      <text:p text:style-name="Standard">2 green chillies, chopped.</text:p>
      <text:p text:style-name="Standard">1/2 teaspoon rosted <text:s/>cumin seed powder.</text:p>
      <text:p text:style-name="Text_20_body">1/4 teaspoon rosted fenugreek seed powder(rosted Methi).</text:p>
      <text:p text:style-name="Standard">1/4 cup water.</text:p>
      <text:p text:style-name="Standard">1 cup chopped fresh cilantro (Dhaniya).</text:p>
      <text:p text:style-name="Standard">salt to taste.</text:p>
      <text:p text:style-name="Standard">DIRECTIONS</text:p>
      <text:p text:style-name="Standard"><text:s/>Cut the mango into small pieces. Add mango pieces, green chilli, <text:s/>cumin powder, fenugreek powder, cilantro (Dhaniya), water and salt in a blender. Blend to a smooth paste. Serve as an accompaniment or condiment with snacks and Indian meals.</text:p>
      <text:p text:style-name="Standard">Store the green mango chutney in the <text:s/>refrigerator in <text:s/>an airtight container for instant use anytime.</text:p>
      <text:p text:style-name="Standard">Green Mango Chutney Dip</text:p>
      <text:p text:style-name="Standard">Ingredients </text:p>
      <text:p text:style-name="Standard">1/2 cup green mango chutney.</text:p>
      <text:p text:style-name="Standard">1/4 cup water.</text:p>
      <text:p text:style-name="Standard">1/3 cup fresh curd (plain yogurt).</text:p>
      <text:p text:style-name="Standard">1/3 cup <text:span text:style-name="T6">cream cheese</text:span> .</text:p>
      <text:p text:style-name="Standard">1 tablespoon olive oil.</text:p>
      <text:p text:style-name="P4">salt to taste.</text:p>
      <text:p text:style-name="Standard"/>
      <text:p text:style-name="Standard">DIRECTIONS</text:p>
      <text:p text:style-name="Standard"/>
      <text:p text:style-name="Standard">Add water, curd, cream cheese and salt. Give it quick pulse in the blender. Then add the green mango chutney and give it another quick pulse to mix well. Pour olive oil over the dip. The dip is ready for nachos, pasta or as a spread on a sandwich or burger, or even as a salad dressing.</text:p>
      <text:p text:style-name="Standard"/>
      <text:p text:style-name="Standard">Green tomato Dhaniya chutny.</text:p>
      <text:p text:style-name="Standard">A chutny for any time for with allmost anything.</text:p>
      <text:p text:style-name="Standard">Ingredients </text:p>
      <text:p text:style-name="Standard">1 cup chopped fresh cilantro (Dhaniya)</text:p>
      <text:p text:style-name="Standard">2 tomatoes.</text:p>
      <text:p text:style-name="Standard">2 small green chilies.</text:p>
      <text:p text:style-name="Standard">1 tablespoon lemon juice.</text:p>
      <text:p text:style-name="P4">salt to taste.</text:p>
      <text:p text:style-name="P4"/>
      <text:p text:style-name="Standard"/>
      <text:p text:style-name="Standard">DIRECTIONS</text:p>
      <text:p text:style-name="Standard"/>
      <text:p text:style-name="Standard">Twirl a knife into each tomato <text:s/>an squeeze the tomato juice into a bowl. <text:s/></text:p>
      <text:p text:style-name="P6"><text:span text:style-name="T20">Chop the tomato pulp.  Then add the </text:span><text:span text:style-name="T21">pulp, green chilli, cilantro, lemon juice and salt</text:span><text:span text:style-name="T22"> </text:span><text:span text:style-name="T20">into a blender and give it a short pulse. S</text:span><text:span text:style-name="T5">tir and then b</text:span><text:span text:style-name="T20">lend again. It is important not to over blend it. So use short pulses. Leave it coarse. Add the coarse paste to the tomato juice and mix well with spoon.</text:span> </text:p>
      <text:p text:style-name="Standard"/>
      <text:p text:style-name="P20">! reddy change into ready, curd , salt, chapped chilli, Pour olive oil over the dip.</text:p>
      <text:p text:style-name="Standard"/>
      <text:p text:style-name="P18"><text:soft-page-break/>Technique for making chutny</text:p>
      <text:p text:style-name="P18"/>
      <text:p text:style-name="P18">A chutny is not a paste, so it is important not to over blend it. Overheating will also ruin your chutny, so use short pulses rather than blending for any length of time.</text:p>
      <text:p text:style-name="P18">After give short pulses stirr the chutney and blend agin.</text:p>
      <text:p text:style-name="Standard"><text:span text:style-name="T33">Chopping </text:span><text:span text:style-name="T34"><text:s/>is importent. chopp tomato, cilantro, <text:s/>green chilies etc before making chuteny </text:span><text:span text:style-name="T34">for</text:span><text:bookmark text:name="fprsl"/><text:span text:style-name="T34"> </text:span><text:a xlink:type="simple" xlink:href="https://www.google.com/search?rlz=1C1VFKB_enUS628US628&amp;q=better+taste+and+texture&amp;spell=1&amp;sa=X&amp;ved=0ahUKEwjQ97ib4efYAhWBNd8KHY8DBUEQkeECCCYoAA" text:style-name="Internet_20_link" text:visited-style-name="Visited_20_Internet_20_Link"><text:span text:style-name="T13">better </text:span></text:a><text:a xlink:type="simple" xlink:href="https://www.google.com/search?rlz=1C1VFKB_enUS628US628&amp;q=better+taste+and+texture&amp;spell=1&amp;sa=X&amp;ved=0ahUKEwjQ97ib4efYAhWBNd8KHY8DBUEQkeECCCYoAA" text:style-name="Internet_20_link" text:visited-style-name="Visited_20_Internet_20_Link"><text:span text:style-name="T14">taste </text:span></text:a><text:a xlink:type="simple" xlink:href="https://www.google.com/search?rlz=1C1VFKB_enUS628US628&amp;q=better+taste+and+texture&amp;spell=1&amp;sa=X&amp;ved=0ahUKEwjQ97ib4efYAhWBNd8KHY8DBUEQkeECCCYoAA" text:style-name="Internet_20_link" text:visited-style-name="Visited_20_Internet_20_Link"><text:span text:style-name="T13">and </text:span></text:a><text:a xlink:type="simple" xlink:href="https://www.google.com/search?rlz=1C1VFKB_enUS628US628&amp;q=better+taste+and+texture&amp;spell=1&amp;sa=X&amp;ved=0ahUKEwjQ97ib4efYAhWBNd8KHY8DBUEQkeECCCYoAA" text:style-name="Internet_20_link" text:visited-style-name="Visited_20_Internet_20_Link"><text:span text:style-name="T14">texture</text:span></text:a><text:span text:style-name="T14">. It <text:s/>will bleand well and you get right texture.</text:span><text:span text:style-name="T32"> </text:span></text:p>
      <text:p text:style-name="P19"/>
      <text:p text:style-name="P18">Adding water Add a water in small quantity first than add some more as needed. And beforge bleanding stirr it well. </text:p>
      <text:p text:style-name="P18"/>
      <text:p text:style-name="P18">Keeping your Chutny safe</text:p>
      <text:p text:style-name="P18"/>
      <text:p text:style-name="P18">Chutny will keep indefinately in the freezer. But use small containers to avoid having to refreeze leftovers. For a one time use small containers, ice cube tray and aluminum sheet. Dont forget put lable on it. (Show pic)</text:p>
      <text:p text:style-name="P18">Of course, power outages will greatly reduce the amount of time that your chutny can be kept—it is important that, once frozen, it is kept frozen until it is ready to be eaten.</text:p>
      <text:p text:style-name="P18"/>
      <text:p text:style-name="P18">Suggestion</text:p>
      <text:p text:style-name="P1"><text:span text:style-name="Emphasis"><text:span text:style-name="T1">Chutney</text:span></text:span><text:span text:style-name="T2"> is a sauce, a sweet or savory but usually spicy condiment. Originally from eastern India, chutny is made from a variety of fruits and/or vegetables, often containing significant amounts of fresh cilantro/ Dhaniya,fresh green or dried red chili peppers.</text:span></text:p>
      <text:p text:style-name="P2"/>
      <text:p text:style-name="P1"><text:span text:style-name="T2"><text:s/>I am sharing with you savory/ spicy chutneys And Dips! You can reduce the spicyness by reducing the amount of chillies. You can adjust all the ingredients according to your taste. All Indian savories are served with this Green </text:span><text:span text:style-name="Emphasis"><text:span text:style-name="T1">Chutney </text:span></text:span><text:span text:style-name="T2">or the Tamarind – Date </text:span><text:span text:style-name="Emphasis"><text:span text:style-name="T1">Chutney</text:span></text:span><text:span text:style-name="T2">.</text:span></text:p>
      <text:p text:style-name="P2"/>
      <text:p text:style-name="P1"><text:span text:style-name="T6">Dips and chutney are the most popular appetizer to serve. They're quick and easy to make, delicious and flavorful, and can be served with a huge variety of dippers, crackers, breadsand </text:span><text:span text:style-name="T15">any fried food</text:span><text:span text:style-name="T6">. </text:span><text:s/></text:p>
      <text:p text:style-name="P1"/>
      <text:p text:style-name="P1"><text:span text:style-name="T8">These types of chutney are best enjoyed with cheese, bread, </text:span><text:span text:style-name="T2">salad <text:s/></text:span><text:span text:style-name="T8">or cold meats, which also makes them amazing in a sandwich (and especially in a grilled cheese) but also perfect for a picnic lunch.</text:span><text:span text:style-name="T4"> </text:span><text:s/></text:p>
      <text:p text:style-name="P5"/>
      <text:p text:style-name="P8">What to serve with the dips? </text:p>
      <text:p text:style-name="P8">The possibilities are endless. </text:p>
      <text:p text:style-name="P8">Dips to serve with breadsticks, potato chips, taco chips, crackers, baby carrots, bell pepper strips. tortilla chips. And spreads are perfect with toasted baguette slices or <text:s/>You can also serve french fries etc<text:span text:style-name="T35">.</text:span></text:p>
      <text:p text:style-name="P1"/>
      <text:p text:style-name="P2">I learned the chutney recipies from my mother, but the dips are my own creations.</text:p>
      <text:p text:style-name="P2"/>
      <text:p text:style-name="P7">Ways To Eat Chutney</text:p>
      <text:p text:style-name="P15"><text:span text:style-name="Emphasis"><text:span text:style-name="T36">Green chutney is a classic condiment made by <text:s/>every family in <text:s/>India where it is served with just about every meal. Made with mint, cilantro, <text:s/>green mango and other ing--, this recipes are </text:span></text:span><text:soft-page-break/><text:span text:style-name="Emphasis"><text:span text:style-name="T36">easy to alter—you can make them solely with cilantro, <text:s/>or you can increase the amount of chileor mint. do use some cilantro or the chutney will taste bitter. </text:span></text:span></text:p>
      <text:list xml:id="list8868938493656682318" text:style-name="L1">
        <text:list-item>
          <text:p text:style-name="P21">Serve it on the side of Indian dishes like idli, dosa,u pma, poha etc. Have it on a sandwich. Or add it to any kind of salad.</text:p>
        </text:list-item>
        <text:list-item>
          <text:p text:style-name="P21"/>
        </text:list-item>
        <text:list-item>
          <text:p text:style-name="P22">Puree it and use as a dipping sauce for egg rolls, samosa, vada, p<text:span text:style-name="Emphasis"><text:span text:style-name="T23">atties</text:span></text:span><text:span text:style-name="Emphasis"><text:span text:style-name="T24">, c</text:span></text:span><text:span text:style-name="Emphasis"><text:span text:style-name="T23">utlets </text:span></text:span>any fried food!</text:p>
        </text:list-item>
        <text:list-item>
          <text:p text:style-name="P22">Serve it with cheese or sliced meat platter.</text:p>
        </text:list-item>
        <text:list-item>
          <text:p text:style-name="P22"/>
        </text:list-item>
        <text:list-item>
          <text:p text:style-name="P22">Mix it into ground beef or pork and use for meatloaf or sausage roll filling.</text:p>
          <text:p text:style-name="P22"/>
        </text:list-item>
        <text:list-item>
          <text:p text:style-name="P22">Eat it with any kind of cooked pork dish (e.g. chops, tenderloin, ham, etc.)</text:p>
        </text:list-item>
        <text:list-item>
          <text:p text:style-name="P22">Serve it with grilled sausages, chicken or Kabab.</text:p>
        </text:list-item>
        <text:list-item>
          <text:p text:style-name="P22">Serve it with roasted chicken or turkey. </text:p>
          <text:p text:style-name="P22"/>
        </text:list-item>
        <text:list-item>
          <text:p text:style-name="P22">Warm goat cheese or brie, pour chutney over it and serve.</text:p>
          <text:p text:style-name="P22"/>
        </text:list-item>
        <text:list-item>
          <text:p text:style-name="P22">Puree and serve with glazed meat, roasted sweet potatoes, corn, butternut squash, etc.</text:p>
        </text:list-item>
        <text:list-item>
          <text:p text:style-name="P22"/>
        </text:list-item>
        <text:list-item>
          <text:p text:style-name="P22">Puree it and add it to salad dressing.</text:p>
        </text:list-item>
        <text:list-item>
          <text:p text:style-name="P22">Serve it with a grilled cheese sandwich.&lt;ul style="color:#ff00ff"&gt;</text:p>
        </text:list-item>
        <text:list-item>
          <text:p text:style-name="P22"><text:span text:style-name="T25">marinate chicken</text:span>, turkey, pork, paneer or tofu with chutney. </text:p>
        </text:list-item>
        <text:list-item>
          <text:p text:style-name="P22">Serve it on a cheeseburger, or on a veggie burger.</text:p>
        </text:list-item>
      </text:list>
      <text:p text:style-name="Text_20_body"/>
      <text:p text:style-name="Text_20_body"><text:line-break/><text:span text:style-name="T4">I marinated some cubed chicken breast with the chutney for about 15 minutes. Sauteed some onions in a some olive oil then added the chicken, covered and cooked on high heat - stirring occaisionally for </text:span><text:span text:style-name="T4">about 10 mins. I then added tomato paste (heaping tablespoon) and just a dash of water to liquify - stirred and continued to cook (covered) for another 10 mins until cooked through. Delicious served with rice!</text:span> </text:p>
      <text:p text:style-name="Text_20_body"/>
      <text:p text:style-name="Text_20_body"/>
      <text:p text:style-name="P9"><text:span text:style-name="T2">A Twist of Tang</text:span> and Spicy!</text:p>
      <text:p text:style-name="P9"><text:span text:style-name="T6">Wondering what to do with the rest of that jar of chutney that's sitting in the fridge? Here are some different (and tasty) ways to make sure you don't waste that delicious, tangy condiment:</text:span> </text:p>
      <text:p text:style-name="P8"/>
      <text:p text:style-name="P8"/>
      <text:p text:style-name="P8">1. <text:s/>e Chutney and cream cheese SpreadTh</text:p>
      <text:p text:style-name="P10">Chutney combined with cream cheese makes for a yummy</text:p>
      <text:p text:style-name="P10">There are two ways to serve it:</text:p>
      <text:list xml:id="list726346829935722313" text:style-name="L2">
        <text:list-header>
          <text:p text:style-name="P23">Place a block of cream cheese on a plate and spoon the chutney of your choice over it. Serve with crackers and a small spreading knife.</text:p>
          <text:p text:style-name="P24"><text:span text:style-name="T26">2. The Chutney and </text:span><text:span text:style-name="T28">Grilled Cheese</text:span></text:p>
        </text:list-header>
        <text:list-item>
          <text:p text:style-name="P23"><text:soft-page-break/><text:s/>Spread a layer of chutney on sandwich . Top with thin slices of cheese. A tangy cheese such as a cheddar is a good choice then layer of siles onian and tomatoes,pneer chungs(meat). Broil the sandwich <text:s/>just until the cheese melts and starts to bubble. Serve hot.</text:p>
          <text:p text:style-name="P24"><text:span text:style-name="T26">3. chutny</text:span><text:span text:style-name="T27"> Roasted with veggies/ panner/ meat</text:span></text:p>
        </text:list-item>
      </text:list>
      <text:p text:style-name="P10">Preheat the oven to 400F/204C. </text:p>
      <text:p text:style-name="P11"><text:span text:style-name="T6">Chop the mix veggis like broccoli, onion, mushroom and zucchini, panner etc 1-inch chunks( same with meat but cooking time will differ). Spread a sheet of parchment paper in a roasting pan. In a large bowl, combine the veggies with chutney,2 tsp olive pil and salt as tast, using about 1/4-cup chutney per 2 pounds of vegetables. Transfer to the roasting pan and spread into an even layer. </text:span><text:span text:style-name="T9">Bake in the preheated oven for about 13 minutes, until tender but slightly crisp. Enjoy!</text:span><text:span text:style-name="T6"> </text:span></text:p>
      <text:p text:style-name="P10"/>
      <text:p text:style-name="P10">#body div.footer .section {<text:line-break/><text:tab/>background-color: #9e192b;<text:line-break/>(#c60340- #footer {<text:line-break/><text:tab/>background-color: #cb3362;<text:line-break/>)</text:p>
      <text:p text:style-name="P12"><text:span text:style-name="T7">main img size </text:span><text:span text:style-name="T30">width</text:span><text:span text:style-name="T31">: 1045px;</text:span></text:p>
      <text:list xml:id="list2441797347638166202" text:style-name="L3">
        <text:list-item>
          <text:p text:style-name="P25"><text:span text:style-name="T29">height</text:span>: 612px;</text:p>
        </text:list-item>
      </text:list>
      <text:list xml:id="list2803760027195000634" text:style-name="L4">
        <text:list-header>
          <text:p text:style-name="P26">h 260</text:p>
        </text:list-header>
        <text:list-item>
          <text:p text:style-name="P26">w 330</text:p>
        </text:list-item>
        <text:list-item>
          <text:p text:style-name="P26"><text:span text:style-name="T10">The favorite choice for the term </text:span><text:span text:style-name="T11">"Chutney"</text:span><text:span text:style-name="T12"> </text:span><text:span text:style-name="T10">is </text:span><text:span text:style-name="T11">1 tablespoon of Chutney</text:span><text:span text:style-name="T12"> </text:span><text:span text:style-name="T10">which has </text:span><text:span text:style-name="T11">about 25 calories</text:span><text:span text:style-name="T10">. Calorie and nutritional information for a variety of types and serving sizes of Chutney </text:span> </text:p>
        </text:list-item>
        <text:list-item>
          <text:p text:style-name="P27">Yield: 1½ cups (12 servings, 2 tablespoons/serving)</text:p>
        </text:list-item>
      </text:list>
      <text:p text:style-name="P13"><text:span text:style-name="Emphasis"><text:span text:style-name="T17"/></text:span></text:p>
      <text:list xml:id="list39745539" text:continue-numbering="true" text:style-name="L4">
        <text:list-item>
          <text:p text:style-name="P28"><text:span text:style-name="Strong_20_Emphasis"><text:span text:style-name="T18"/></text:span></text:p>
        </text:list-item>
      </text:list>
      <text:h text:style-name="P16" text:outline-level="2"><text:span text:style-name="Strong_20_Emphasis"><text:span text:style-name="T19"/></text:span></text:h>
      <text:p text:style-name="P14"><text:span text:style-name="Strong_20_Emphasis"><text:span text:style-name="T16"/></text:span></text:p>
      <text:h text:style-name="P17" text:outline-level="2"><text:span text:style-name="Strong_20_Emphasis"><text:span text:style-name="T18"/></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ucida Console', 'Courier New', monospace"/>
    <style:font-face style:name="Gotham" svg:font-family="Gotham, 'Helvetica Neue', Helvetica, arial, 'sans serif'"/>
    <style:font-face style:name="Helvetica" svg:font-family="Helvetica, Arial"/>
    <style:font-face style:name="Merriweather" svg:font-family="Merriweather, Georgia, serif"/>
    <style:font-face style:name="OpenSymbol" svg:font-family="OpenSymbol"/>
    <style:font-face style:name="Raleway" svg:font-family="Raleway"/>
    <style:font-face style:name="Roboto Slab" svg:font-family="'Roboto Slab'"/>
    <style:font-face style:name="Roboto1" svg:font-family="Roboto, 'Source Sans Pro', Helvetica, Arial, sans-serif"/>
    <style:font-face style:name="Roboto" svg:font-family="Roboto, arial, sans-serif"/>
    <style:font-face style:name="Roboto2" svg:font-family="Roboto, sans-serif"/>
    <style:font-face style:name="Tahoma1" svg:font-family="Tahoma"/>
    <style:font-face style:name="Work Sans" svg:font-family="'Work Sans'"/>
    <style:font-face style:name="apple-system" svg:font-family="apple-system, BlinkMacSystemFont, 'Segoe UI', Roboto, 'Noto Sans', Oxygen, Ubuntu, 'Droid Sans', 'Helvetica Neue', sans-serif"/>
    <style:font-face style:name="arial" svg:font-family="arial, sans-serif"/>
    <style:font-face style:name="calibri" svg:font-family="calibri"/>
    <style:font-face style:name="effra" svg:font-family="effra, Avenir,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2H37M34S</meta:editing-duration>
    <meta:editing-cycles>124</meta:editing-cycles>
    <meta:generator>OpenOffice/4.1.1$Win32 OpenOffice.org_project/411m6$Build-9775</meta:generator>
    <dc:date>2018-01-29T19:53:48.97</dc:date>
    <dc:creator>rupali la forge</dc:creator>
    <meta:document-statistic meta:table-count="0" meta:image-count="0" meta:object-count="0" meta:page-count="8" meta:paragraph-count="244" meta:word-count="2356" meta:character-count="13491"/>
    <meta:user-defined meta:name="Info 1"/>
    <meta:user-defined meta:name="Info 2"/>
    <meta:user-defined meta:name="Info 3"/>
    <meta:user-defined meta:name="Info 4"/>
  </office:meta>
</office:document-meta>
</file>